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leve 1 vs alphabeta 3 vs oracle 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48.113207547169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1.53846153846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5.2173913043478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61.36363636363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0.322580645161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.736842105263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.42857142857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5.517241379310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6.15384615384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1.1864406779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.282051282051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6.153846153846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.830188679245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3.40909090909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.85542168674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5.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9.4736842105263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3.57142857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3.97260273972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.3333333333333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.489361702127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3.3333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5.9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7.241379310344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.35714285714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.94520547945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.5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1.014492753623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6.470588235294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.7241379310344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.471264367816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.176470588235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4.54545454545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5.384615384615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8.7755102040816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.8275862068965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2.105263157894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2.448979591836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.684931506849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.571428571428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4.78873239436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.454545454545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9.090909090909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.161290322580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.565217391304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3.3333333333333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.175438596491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4.423076923076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2.8571428571428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.488372093023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5.060240963855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1.983471074380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6.666666666666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.923076923076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.1428571428571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.068965517241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.901639344262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9.1836734693877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.8064516129032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.282051282051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.59459459459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9.1836734693877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.068965517241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.688172043010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1.1111111111111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6.785714285714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.747252747252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5.476190476190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.6666666666666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2.8571428571428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.444444444444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1.9047619047619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7.142857142857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6.2318840579710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.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.544554455445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.388888888888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8.0952380952380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1.641791044776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.376237623762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6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7.3770491803278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.510204081632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3.396226415094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.819672131147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.283018867924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.230769230769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5.263157894736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9.518072289156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.15789473684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5.555555555555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.019607843137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.980392156862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.056603773584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3.421052631578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9.060402684563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3.5294117647058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.513513513513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.33333333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.764705882352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4.285714285714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0.869565217391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.714285714285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.054945054945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2.2641509433962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2.8571428571428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7.272727272727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.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2.093023255813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7.142857142857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2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3.209876543209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.59459459459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8.7179487179487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.186046511627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9.2857142857142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4.098360655737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.190476190476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4.3859649122807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6.341463414634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2.7450980392156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.363636363636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7.30769230769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7.62711864406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7.647058823529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.931034482758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.612903225806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.7142857142857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6.097560975609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.586206896551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4.1666666666666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.142857142857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0.851063829787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7.777777777777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1.7021276595744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.380952380952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5.9322033898305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.411764705882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6.842105263157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.338028169014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1.92982456140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.976744186046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6.29629629629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.471264367816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.5882352941176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3.846153846153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.9433962264150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.8888888888888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.838709677419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.1228070175438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.181818181818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9.5454545454545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.3333333333333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.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9.080459770114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1.194029850746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7.18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7.777777777777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7.142857142857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.047619047619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8.8372093023255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.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7.2916666666666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.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.521739130434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4.285714285714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.9928057553956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.7301587301587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3.137254901960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5.000000000000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.6296296296296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3.684210526315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.282051282051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6.666666666666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.663551401869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.731707317073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.666666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.941176470588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.96202531645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.142857142857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.8717948717948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1.818181818181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.203389830508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3.5714285714285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1.818181818181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.894736842105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0.425531914893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5.263157894736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.426966292134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3.684210526315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.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7.53246753246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9:57:29.532050424</meta:creation-date>
    <dc:date>2019-05-09T19:58:37.436052135</dc:date>
    <meta:editing-duration>PT1M8S</meta:editing-duration>
    <meta:editing-cycles>1</meta:editing-cycles>
    <meta:document-statistic meta:table-count="1" meta:cell-count="601" meta:object-count="0"/>
    <meta:generator>LibreOffice/5.2.7.2$Linux_X86_64 LibreOffice_project/20m0$Build-2</meta:generator>
  </office:meta>
</office:document-meta>
</file>